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6000002C0FA3FB4629C2110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588cm" svg:height="18.626cm" svg:x="5cm" svg:y="5.785cm">
          <draw:image xlink:href="Pictures/10000000000001B6000002C0FA3FB4629C2110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8.899cm" svg:height="4.957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0T13:28:11.744753750</meta:creation-date>
    <meta:print-date>2022-12-20T13:42:59.543727541</meta:print-date>
    <dc:date>2022-12-20T13:44:15.822934181</dc:date>
    <meta:editing-duration>PT5M54S</meta:editing-duration>
    <meta:editing-cycles>1</meta:editing-cycles>
    <meta:document-statistic meta:object-count="24"/>
    <meta:generator>LibreOffice/7.0.4.2$Linux_X86_64 LibreOffice_project/00$Build-2</meta:generator>
  </office:meta>
</office:document-meta>
</file>